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4cm"/>
    </style:style>
    <style:style style:name="co2" style:family="table-column">
      <style:table-column-properties fo:break-before="auto" style:column-width="9.85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2.21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37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1.99cm"/>
    </style:style>
    <style:style style:name="co12" style:family="table-column">
      <style:table-column-properties fo:break-before="auto" style:column-width="7.474cm"/>
    </style:style>
    <style:style style:name="co13" style:family="table-column">
      <style:table-column-properties fo:break-before="auto" style:column-width="6.195cm"/>
    </style:style>
    <style:style style:name="co14" style:family="table-column">
      <style:table-column-properties fo:break-before="auto" style:column-width="7.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_20ac_"/>
        <table:table-column table:style-name="co5" table:default-cell-style-name="Default"/>
        <table:table-column table:style-name="co5" table:default-cell-style-name="_20ac_"/>
        <table:table-column table:style-name="co6" table:default-cell-style-name="Default"/>
        <table:table-column table:style-name="co7" table:default-cell-style-name="_20ac_"/>
        <table:table-column table:style-name="co8" table:default-cell-style-name="Default"/>
        <table:table-column table:style-name="co9" table:default-cell-style-name="_20ac_"/>
        <table:table-column table:style-name="co10" table:default-cell-style-name="Default"/>
        <table:table-column table:style-name="co11" table:default-cell-style-name="_20ac_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terial übersicht / Sammlung</text:p>
          </table:table-cell>
          <table:table-cell table:number-columns-repeated="2"/>
          <table:table-cell office:value-type="string" calcext:value-type="string">
            <text:p>bestellt am</text:p>
          </table:table-cell>
          <table:table-cell office:value-type="string" calcext:value-type="string">
            <text:p>preis</text:p>
          </table:table-cell>
          <table:table-cell table:number-columns-repeated="2"/>
          <table:table-cell office:value-type="string" calcext:value-type="string" table:number-columns-spanned="2" table:number-rows-spanned="1">
            <text:p>anteil je TN</text:p>
          </table:table-cell>
          <table:covered-table-cell/>
          <table:table-cell office:value-type="string" calcext:value-type="string" table:number-columns-spanned="2" table:number-rows-spanned="1">
            <text:p>für WS je TN</text:p>
          </table:table-cell>
          <table:covered-table-cell/>
          <table:table-cell office:value-type="string" calcext:value-type="string" table:number-columns-spanned="2" table:number-rows-spanned="1">
            <text:p>Für WS ges.</text:p>
          </table:table-cell>
          <table:covered-table-cell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esamt</text:p>
          </table:table-cell>
          <table:table-cell table:number-columns-repeated="6"/>
          <table:table-cell office:value-type="string" calcext:value-type="string">
            <text:p>Menge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inkl. vers.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teil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verwendet</text:p>
          </table:table-cell>
          <table:table-cell table:formula="of:=SUM([.K4:.K33])" office:value-type="currency" office:currency="EUR" office:value="55.0439" calcext:value-type="currency">
            <text:p>55,04 €</text:p>
          </table:table-cell>
          <table:table-cell table:style-name="TN" office:value-type="float" office:value="12" calcext:value-type="float">
            <text:p>12TN</text:p>
          </table:table-cell>
          <table:table-cell table:formula="of:=SUM([.M4:.M34])" office:value-type="currency" office:currency="EUR" office:value="662.0528" calcext:value-type="currency">
            <text:p>662,05 €</text:p>
          </table:table-cell>
          <table:table-cell office:value-type="string" calcext:value-type="string">
            <text:p>comment 1</text:p>
          </table:table-cell>
          <table:table-cell office:value-type="string" calcext:value-type="string">
            <text:p>comment 2</text:p>
          </table:table-cell>
          <table:table-cell office:value-type="string" calcext:value-type="string">
            <text:p>comment 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werbank Sacramento - blau</text:p>
          </table:table-cell>
          <table:table-cell office:value-type="string" calcext:value-type="string">
            <text:p>https://www.highflyers.de/product_info.php/products_id/122607</text:p>
          </table:table-cell>
          <table:table-cell office:value-type="string" calcext:value-type="string">
            <text:p>-</text:p>
          </table:table-cell>
          <table:table-cell office:value-type="currency" office:currency="EUR" office:value="93.97" calcext:value-type="currency">
            <text:p>93,97 €</text:p>
          </table:table-cell>
          <table:table-cell office:value-type="float" office:value="23" calcext:value-type="float">
            <text:p>23</text:p>
          </table:table-cell>
          <table:table-cell table:formula="of:=[.E5]/[.F5]" office:value-type="currency" office:currency="EUR" office:value="4.08565217391304" calcext:value-type="currency">
            <text:p>4,09 €</text:p>
          </table:table-cell>
          <table:table-cell office:value-type="float" office:value="1" calcext:value-type="float">
            <text:p>1</text:p>
          </table:table-cell>
          <table:table-cell table:formula="of:=[.H5]*[.G5]" office:value-type="currency" office:currency="EUR" office:value="4.08565217391304" calcext:value-type="currency">
            <text:p>4,09 €</text:p>
          </table:table-cell>
          <table:table-cell/>
          <table:table-cell table:formula="of:=IF([.J5]&gt;0;[.I5];&quot;&quot;)">
            <text:p/>
          </table:table-cell>
          <table:table-cell table:formula="of:=IF([.J5]&gt;0;[.$L$3]*[.J5];&quot;&quot;)">
            <text:p/>
          </table:table-cell>
          <table:table-cell table:formula="of:=IF(AND(ISNUMBER([.L5]);[.L5]&gt;0);[.E5];&quot;&quot;)">
            <text:p/>
          </table:table-cell>
          <table:table-cell office:value-type="string" calcext:value-type="string">
            <text:p>92 mm x 25 mm x 25 mm</text:p>
          </table:table-cell>
          <table:table-cell office:value-type="string" calcext:value-type="string">
            <text:p>2200mAh, microUSB, 1A, min 22x</text:p>
          </table:table-cell>
          <table:table-cell office:value-type="string" calcext:value-type="string">
            <text:p>mind. 23</text:p>
          </table:table-cell>
        </table:table-row>
        <table:table-row table:style-name="ro1">
          <table:table-cell/>
          <table:table-cell office:value-type="string" calcext:value-type="string">
            <text:p>Aluminium Powerbank POWERALU - silber matt</text:p>
          </table:table-cell>
          <table:table-cell office:value-type="string" calcext:value-type="string">
            <text:p>https://www.highflyers.de/product_info.php/products_id/89293</text:p>
          </table:table-cell>
          <table:table-cell office:value-type="string" calcext:value-type="string">
            <text:p>-</text:p>
          </table:table-cell>
          <table:table-cell office:value-type="currency" office:currency="EUR" office:value="96.31" calcext:value-type="currency">
            <text:p>96,31 €</text:p>
          </table:table-cell>
          <table:table-cell office:value-type="float" office:value="18" calcext:value-type="float">
            <text:p>18</text:p>
          </table:table-cell>
          <table:table-cell table:formula="of:=[.E6]/[.F6]" office:value-type="currency" office:currency="EUR" office:value="5.35055555555556" calcext:value-type="currency">
            <text:p>5,35 €</text:p>
          </table:table-cell>
          <table:table-cell office:value-type="float" office:value="1" calcext:value-type="float">
            <text:p>1</text:p>
          </table:table-cell>
          <table:table-cell table:formula="of:=[.H6]*[.G6]" office:value-type="currency" office:currency="EUR" office:value="5.35055555555556" calcext:value-type="currency">
            <text:p>5,35 €</text:p>
          </table:table-cell>
          <table:table-cell/>
          <table:table-cell table:formula="of:=IF([.J6]&gt;0;[.I6];&quot;&quot;)">
            <text:p/>
          </table:table-cell>
          <table:table-cell table:formula="of:=IF([.J6]&gt;0;[.$L$3]*[.J6];&quot;&quot;)">
            <text:p/>
          </table:table-cell>
          <table:table-cell table:formula="of:=IF(AND(ISNUMBER([.L6]);[.L6]&gt;0);[.E6];&quot;&quot;)">
            <text:p/>
          </table:table-cell>
          <table:table-cell office:value-type="string" calcext:value-type="string">
            <text:p>95 mm x 21 mm x 21 mm</text:p>
          </table:table-cell>
          <table:table-cell office:value-type="string" calcext:value-type="string">
            <text:p>2200mAh, microUSB, 1A, min 16x</text:p>
          </table:table-cell>
          <table:table-cell office:value-type="string" calcext:value-type="string">
            <text:p>mind. 18</text:p>
          </table:table-cell>
        </table:table-row>
        <table:table-row table:style-name="ro1">
          <table:table-cell/>
          <table:table-cell office:value-type="string" calcext:value-type="string">
            <text:p>Powerbank ENDURANCE - blau (metal)</text:p>
          </table:table-cell>
          <table:table-cell office:value-type="string" calcext:value-type="string">
            <text:p>https://www.highflyers.de/product_info.php/products_id/75415</text:p>
          </table:table-cell>
          <table:table-cell office:value-type="string" calcext:value-type="string">
            <text:p>-</text:p>
          </table:table-cell>
          <table:table-cell office:value-type="currency" office:currency="EUR" office:value="216.52" calcext:value-type="currency">
            <text:p>216,52 €</text:p>
          </table:table-cell>
          <table:table-cell office:value-type="float" office:value="50" calcext:value-type="float">
            <text:p>50</text:p>
          </table:table-cell>
          <table:table-cell table:formula="of:=[.E7]/[.F7]" office:value-type="currency" office:currency="EUR" office:value="4.3304" calcext:value-type="currency">
            <text:p>4,33 €</text:p>
          </table:table-cell>
          <table:table-cell office:value-type="float" office:value="1" calcext:value-type="float">
            <text:p>1</text:p>
          </table:table-cell>
          <table:table-cell table:formula="of:=[.H7]*[.G7]" office:value-type="currency" office:currency="EUR" office:value="4.3304" calcext:value-type="currency">
            <text:p>4,33 €</text:p>
          </table:table-cell>
          <table:table-cell/>
          <table:table-cell table:formula="of:=IF([.J7]&gt;0;[.I7];&quot;&quot;)">
            <text:p/>
          </table:table-cell>
          <table:table-cell table:formula="of:=IF([.J7]&gt;0;[.$L$3]*[.J7];&quot;&quot;)">
            <text:p/>
          </table:table-cell>
          <table:table-cell table:formula="of:=IF(AND(ISNUMBER([.L7]);[.L7]&gt;0);[.E7];&quot;&quot;)">
            <text:p/>
          </table:table-cell>
          <table:table-cell office:value-type="string" calcext:value-type="string">
            <text:p>100 mm x 20 mm x 20 mm</text:p>
          </table:table-cell>
          <table:table-cell office:value-type="string" calcext:value-type="string">
            <text:p>2200mAh, microUSB, 1A, min 50x</text:p>
          </table:table-cell>
          <table:table-cell office:value-type="string" calcext:value-type="string">
            <text:p>mind. 50</text:p>
          </table:table-cell>
        </table:table-row>
        <table:table-row table:style-name="ro1">
          <table:table-cell/>
          <table:table-cell office:value-type="string" calcext:value-type="string">
            <text:p>Metallpowerbank Port Hope</text:p>
          </table:table-cell>
          <table:table-cell office:value-type="string" calcext:value-type="string">
            <text:p>https://www.highflyers.de/product_info.php/products_id/112119</text:p>
          </table:table-cell>
          <table:table-cell office:value-type="string" calcext:value-type="string">
            <text:p>-</text:p>
          </table:table-cell>
          <table:table-cell office:value-type="currency" office:currency="EUR" office:value="93.12" calcext:value-type="currency">
            <text:p>93,12 €</text:p>
          </table:table-cell>
          <table:table-cell office:value-type="float" office:value="21" calcext:value-type="float">
            <text:p>21</text:p>
          </table:table-cell>
          <table:table-cell table:formula="of:=[.E8]/[.F8]" office:value-type="currency" office:currency="EUR" office:value="4.43428571428571" calcext:value-type="currency">
            <text:p>4,43 €</text:p>
          </table:table-cell>
          <table:table-cell office:value-type="float" office:value="1" calcext:value-type="float">
            <text:p>1</text:p>
          </table:table-cell>
          <table:table-cell table:formula="of:=[.H8]*[.G8]" office:value-type="currency" office:currency="EUR" office:value="4.43428571428571" calcext:value-type="currency">
            <text:p>4,43 €</text:p>
          </table:table-cell>
          <table:table-cell/>
          <table:table-cell table:formula="of:=IF([.J8]&gt;0;[.I8];&quot;&quot;)">
            <text:p/>
          </table:table-cell>
          <table:table-cell table:formula="of:=IF([.J8]&gt;0;[.$L$3]*[.J8];&quot;&quot;)">
            <text:p/>
          </table:table-cell>
          <table:table-cell table:formula="of:=IF(AND(ISNUMBER([.L8]);[.L8]&gt;0);[.E8];&quot;&quot;)">
            <text:p/>
          </table:table-cell>
          <table:table-cell office:value-type="string" calcext:value-type="string">
            <text:p>95 mm x 21 mm x 22 mm</text:p>
          </table:table-cell>
          <table:table-cell office:value-type="string" calcext:value-type="string">
            <text:p>2200mAh, microUSB</text:p>
          </table:table-cell>
          <table:table-cell office:value-type="string" calcext:value-type="string">
            <text:p>mind. 21</text:p>
          </table:table-cell>
        </table:table-row>
        <table:table-row table:style-name="ro1">
          <table:table-cell/>
          <table:table-cell office:value-type="string" calcext:value-type="string">
            <text:p>Livepac Office - Powerbank aus Aluminium</text:p>
          </table:table-cell>
          <table:table-cell office:value-type="string" calcext:value-type="string">
            <text:p>https://www.ebay.de/itm/125127449122?itmmeta=01HRJJ77C5Z9E78R9E8C7FH46N&amp;hash=item1d222d5a22:g:vn8AAOSw1mRh-D~D</text:p>
          </table:table-cell>
          <table:table-cell office:value-type="string" calcext:value-type="string">
            <text:p>-</text:p>
          </table:table-cell>
          <table:table-cell office:value-type="currency" office:currency="EUR" office:value="61.83" calcext:value-type="currency">
            <text:p>61,83 €</text:p>
          </table:table-cell>
          <table:table-cell office:value-type="float" office:value="12" calcext:value-type="float">
            <text:p>12</text:p>
          </table:table-cell>
          <table:table-cell table:formula="of:=[.E9]/[.F9]" office:value-type="currency" office:currency="EUR" office:value="5.1525" calcext:value-type="currency">
            <text:p>5,15 €</text:p>
          </table:table-cell>
          <table:table-cell office:value-type="float" office:value="1" calcext:value-type="float">
            <text:p>1</text:p>
          </table:table-cell>
          <table:table-cell table:formula="of:=[.H9]*[.G9]" office:value-type="currency" office:currency="EUR" office:value="5.1525" calcext:value-type="currency">
            <text:p>5,15 €</text:p>
          </table:table-cell>
          <table:table-cell/>
          <table:table-cell table:formula="of:=IF([.J9]&gt;0;[.I9];&quot;&quot;)">
            <text:p/>
          </table:table-cell>
          <table:table-cell table:formula="of:=IF([.J9]&gt;0;[.$L$3]*[.J9];&quot;&quot;)">
            <text:p/>
          </table:table-cell>
          <table:table-cell table:formula="of:=IF(AND(ISNUMBER([.L9]);[.L9]&gt;0);[.E9];&quot;&quot;)">
            <text:p/>
          </table:table-cell>
          <table:table-cell office:value-type="string" calcext:value-type="string">
            <text:p>95 mm x 21 mm x 22 mm</text:p>
          </table:table-cell>
          <table:table-cell office:value-type="string" calcext:value-type="string">
            <text:p>2200mAh, microU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bank aus Aluminium 2.200 mAh Einzeln Restposten</text:p>
          </table:table-cell>
          <table:table-cell office:value-type="string" calcext:value-type="string">
            <text:p><text:a xlink:href="https://www.amazon.de/gp/product/B07RS3WMG1" xlink:type="simple">https://www.amazon.de/gp/product/B07RS3WMG1</text:a></text:p>
          </table:table-cell>
          <table:table-cell table:style-name="ce1" office:value-type="date" office:date-value="2024-03-10" calcext:value-type="date">
            <text:p>10.03.24</text:p>
          </table:table-cell>
          <table:table-cell office:value-type="currency" office:currency="EUR" office:value="60" calcext:value-type="currency">
            <text:p>60,00 €</text:p>
          </table:table-cell>
          <table:table-cell office:value-type="float" office:value="12" calcext:value-type="float">
            <text:p>12</text:p>
          </table:table-cell>
          <table:table-cell table:formula="of:=[.E10]/[.F10]"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[.H10]*[.G10]"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J10]&gt;0;[.I10];&quot;&quot;)" office:value-type="currency" office:currency="EUR" office:value="5" calcext:value-type="currency">
            <text:p>5,00 €</text:p>
          </table:table-cell>
          <table:table-cell table:formula="of:=IF([.J10]&gt;0;[.$L$3]*[.J10];&quot;&quot;)" office:value-type="float" office:value="12" calcext:value-type="float">
            <text:p>12</text:p>
          </table:table-cell>
          <table:table-cell table:formula="of:=IF(AND(ISNUMBER([.L10]);[.L10]&gt;0);[.E10];&quot;&quot;)" office:value-type="currency" office:currency="EUR" office:value="60" calcext:value-type="currency">
            <text:p>60,00 €</text:p>
          </table:table-cell>
          <table:table-cell office:value-type="string" calcext:value-type="string">
            <text:p>95 mm x 21 mm x 22 mm</text:p>
          </table:table-cell>
          <table:table-cell office:value-type="string" calcext:value-type="string">
            <text:p>2200mAh, microU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bank aus Aluminium 2.200 mAh 20Stück</text:p>
          </table:table-cell>
          <table:table-cell office:value-type="string" calcext:value-type="string">
            <text:p><text:a xlink:href="https://www.amazon.de/gp/product/B07H36LNGX" xlink:type="simple">https://www.amazon.de/gp/product/B07H36LNGX</text:a></text:p>
          </table:table-cell>
          <table:table-cell office:value-type="string" calcext:value-type="string">
            <text:p>-</text:p>
          </table:table-cell>
          <table:table-cell office:value-type="currency" office:currency="EUR" office:value="85" calcext:value-type="currency">
            <text:p>85,00 €</text:p>
          </table:table-cell>
          <table:table-cell office:value-type="float" office:value="20" calcext:value-type="float">
            <text:p>20</text:p>
          </table:table-cell>
          <table:table-cell table:formula="of:=[.E11]/[.F11]" office:value-type="currency" office:currency="EUR" office:value="4.25" calcext:value-type="currency">
            <text:p>4,25 €</text:p>
          </table:table-cell>
          <table:table-cell office:value-type="float" office:value="1" calcext:value-type="float">
            <text:p>1</text:p>
          </table:table-cell>
          <table:table-cell table:formula="of:=[.H11]*[.G11]" office:value-type="currency" office:currency="EUR" office:value="4.25" calcext:value-type="currency">
            <text:p>4,25 €</text:p>
          </table:table-cell>
          <table:table-cell/>
          <table:table-cell table:formula="of:=IF([.J11]&gt;0;[.I11];&quot;&quot;)">
            <text:p/>
          </table:table-cell>
          <table:table-cell table:formula="of:=IF([.J11]&gt;0;[.$L$3]*[.J11];&quot;&quot;)">
            <text:p/>
          </table:table-cell>
          <table:table-cell table:formula="of:=IF(AND(ISNUMBER([.L11]);[.L11]&gt;0);[.E11];&quot;&quot;)">
            <text:p/>
          </table:table-cell>
          <table:table-cell office:value-type="string" calcext:value-type="string">
            <text:p>95 mm x 21 mm x 22 mm</text:p>
          </table:table-cell>
          <table:table-cell office:value-type="string" calcext:value-type="string">
            <text:p>2200mAh, microUS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bank aus Aluminium 2.200 mAh Einzeln</text:p>
          </table:table-cell>
          <table:table-cell office:value-type="string" calcext:value-type="string">
            <text:p>https://www.amazon.de/gp/product/B076TGKS37</text:p>
          </table:table-cell>
          <table:table-cell office:value-type="string" calcext:value-type="string">
            <text:p>-</text:p>
          </table:table-cell>
          <table:table-cell table:formula="of:=3.99*12+15" office:value-type="currency" office:currency="EUR" office:value="62.88" calcext:value-type="currency">
            <text:p>62,88 €</text:p>
          </table:table-cell>
          <table:table-cell office:value-type="float" office:value="12" calcext:value-type="float">
            <text:p>12</text:p>
          </table:table-cell>
          <table:table-cell table:formula="of:=[.E12]/[.F12]" office:value-type="currency" office:currency="EUR" office:value="5.24" calcext:value-type="currency">
            <text:p>5,24 €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currency" office:currency="EUR" office:value="5.24" calcext:value-type="currency">
            <text:p>5,24 €</text:p>
          </table:table-cell>
          <table:table-cell/>
          <table:table-cell table:formula="of:=IF([.J12]&gt;0;[.I12];&quot;&quot;)">
            <text:p/>
          </table:table-cell>
          <table:table-cell table:formula="of:=IF([.J12]&gt;0;[.$L$3]*[.J12];&quot;&quot;)">
            <text:p/>
          </table:table-cell>
          <table:table-cell table:formula="of:=IF(AND(ISNUMBER([.L12]);[.L12]&gt;0);[.E12];&quot;&quot;)">
            <text:p/>
          </table:table-cell>
          <table:table-cell office:value-type="string" calcext:value-type="string">
            <text:p>95 mm x 21 mm x 22 mm</text:p>
          </table:table-cell>
          <table:table-cell office:value-type="string" calcext:value-type="string">
            <text:p>2200mAh, microUSB</text:p>
          </table:table-cell>
          <table:table-cell/>
        </table:table-row>
        <table:table-row table:style-name="ro1">
          <table:table-cell table:number-columns-repeated="10"/>
          <table:table-cell table:formula="of:=IF([.J13]&gt;0;[.I13];&quot;&quot;)">
            <text:p/>
          </table:table-cell>
          <table:table-cell table:formula="of:=IF([.J13]&gt;0;[.$L$3]*[.J13];&quot;&quot;)">
            <text:p/>
          </table:table-cell>
          <table:table-cell table:formula="of:=IF(AND(ISNUMBER([.L13]);[.L13]&gt;0);[.E1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office:value-type="string" calcext:value-type="string">
            <text:p>https://www.amazon.de/dp/B07BPX2KFD</text:p>
          </table:table-cell>
          <table:table-cell table:style-name="ce1" office:value-type="date" office:date-value="2024-03-10" calcext:value-type="date">
            <text:p>10.03.24</text:p>
          </table:table-cell>
          <table:table-cell office:value-type="currency" office:currency="EUR" office:value="112.29" calcext:value-type="currency">
            <text:p>112,29 €</text:p>
          </table:table-cell>
          <table:table-cell office:value-type="float" office:value="3" calcext:value-type="float">
            <text:p>3</text:p>
          </table:table-cell>
          <table:table-cell table:formula="of:=[.E14]/[.F14]" office:value-type="currency" office:currency="EUR" office:value="37.43" calcext:value-type="currency">
            <text:p>37,43 €</text:p>
          </table:table-cell>
          <table:table-cell office:value-type="float" office:value="0.25" calcext:value-type="float">
            <text:p>0,25</text:p>
          </table:table-cell>
          <table:table-cell table:formula="of:=[.H14]*[.G14]" office:value-type="currency" office:currency="EUR" office:value="9.3575" calcext:value-type="currency">
            <text:p>9,36 €</text:p>
          </table:table-cell>
          <table:table-cell office:value-type="float" office:value="1" calcext:value-type="float">
            <text:p>1</text:p>
          </table:table-cell>
          <table:table-cell table:formula="of:=IF([.J14]&gt;0;[.I14];&quot;&quot;)" office:value-type="currency" office:currency="EUR" office:value="9.3575" calcext:value-type="currency">
            <text:p>9,36 €</text:p>
          </table:table-cell>
          <table:table-cell table:formula="of:=IF([.J14]&gt;0;[.$L$3]*[.J14];&quot;&quot;)" office:value-type="float" office:value="12" calcext:value-type="float">
            <text:p>12</text:p>
          </table:table-cell>
          <table:table-cell table:formula="of:=IF(AND(ISNUMBER([.L14]);[.L14]&gt;0);[.E14];&quot;&quot;)" office:value-type="currency" office:currency="EUR" office:value="112.29" calcext:value-type="currency">
            <text:p>112,29 €</text:p>
          </table:table-cell>
          <table:table-cell office:value-type="string" calcext:value-type="string">
            <text:p>BFT-Lighting bekannter amazon sh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9822 144LEDs/m offen</text:p>
          </table:table-cell>
          <table:table-cell office:value-type="string" calcext:value-type="string">
            <text:p>https://www.amazon.de/dp/B0BYSHDDWT?th=1</text:p>
          </table:table-cell>
          <table:table-cell office:value-type="string" calcext:value-type="string">
            <text:p>-</text:p>
          </table:table-cell>
          <table:table-cell table:formula="of:=27.9*3" office:value-type="currency" office:currency="EUR" office:value="83.7" calcext:value-type="currency">
            <text:p>83,70 €</text:p>
          </table:table-cell>
          <table:table-cell office:value-type="float" office:value="3" calcext:value-type="float">
            <text:p>3</text:p>
          </table:table-cell>
          <table:table-cell table:formula="of:=[.E15]/[.F15]" office:value-type="currency" office:currency="EUR" office:value="27.9" calcext:value-type="currency">
            <text:p>27,90 €</text:p>
          </table:table-cell>
          <table:table-cell office:value-type="float" office:value="0.25" calcext:value-type="float">
            <text:p>0,25</text:p>
          </table:table-cell>
          <table:table-cell table:formula="of:=[.H15]*[.G15]" office:value-type="currency" office:currency="EUR" office:value="6.975" calcext:value-type="currency">
            <text:p>6,98 €</text:p>
          </table:table-cell>
          <table:table-cell/>
          <table:table-cell table:formula="of:=IF([.J15]&gt;0;[.I15];&quot;&quot;)">
            <text:p/>
          </table:table-cell>
          <table:table-cell table:formula="of:=IF([.J15]&gt;0;[.$L$3]*[.J15];&quot;&quot;)">
            <text:p/>
          </table:table-cell>
          <table:table-cell table:formula="of:=IF(AND(ISNUMBER([.L15]);[.L15]&gt;0);[.E15];&quot;&quot;)">
            <text:p/>
          </table:table-cell>
          <table:table-cell office:value-type="string" calcext:value-type="string">
            <text:p>unbekannter amazon sh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A102 Narrow 5mm 2020SMD 200LEDs/M</text:p>
          </table:table-cell>
          <table:table-cell office:value-type="string" calcext:value-type="string">
            <text:p>https://www.superlightingled.com/apa102-narrow-5mm019in-wide-2020smd-high-density-200ledsm-dc5v-individually-addressable-rgb-led-strip-lights-p-3353.html</text:p>
          </table:table-cell>
          <table:table-cell office:value-type="string" calcext:value-type="string">
            <text:p>-</text:p>
          </table:table-cell>
          <table:table-cell office:value-type="currency" office:currency="EUR" office:value="201.07" calcext:value-type="currency">
            <text:p>201,07 €</text:p>
          </table:table-cell>
          <table:table-cell office:value-type="float" office:value="3" calcext:value-type="float">
            <text:p>3</text:p>
          </table:table-cell>
          <table:table-cell table:formula="of:=[.E16]/[.F16]" office:value-type="currency" office:currency="EUR" office:value="67.0233333333333" calcext:value-type="currency">
            <text:p>67,02 €</text:p>
          </table:table-cell>
          <table:table-cell office:value-type="float" office:value="0.2" calcext:value-type="float">
            <text:p>0,2</text:p>
          </table:table-cell>
          <table:table-cell table:formula="of:=[.H16]*[.G16]" office:value-type="currency" office:currency="EUR" office:value="13.4046666666667" calcext:value-type="currency">
            <text:p>13,40 €</text:p>
          </table:table-cell>
          <table:table-cell/>
          <table:table-cell table:formula="of:=IF([.J16]&gt;0;[.I16];&quot;&quot;)">
            <text:p/>
          </table:table-cell>
          <table:table-cell table:formula="of:=IF([.J16]&gt;0;[.$L$3]*[.J16];&quot;&quot;)">
            <text:p/>
          </table:table-cell>
          <table:table-cell table:formula="of:=IF(AND(ISNUMBER([.L16]);[.L16]&gt;0);[.E16];&quot;&quot;)">
            <text:p/>
          </table:table-cell>
          <table:table-cell office:value-type="string" calcext:value-type="string">
            <text:p>unbekannter shop</text:p>
          </table:table-cell>
          <table:table-cell office:value-type="string" calcext:value-type="string">
            <text:p>higher density - a little more pixels: nicer picture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102 Narrow 5mm 2020SMD 200LEDs/M</text:p>
          </table:table-cell>
          <table:table-cell office:value-type="string" calcext:value-type="string">
            <text:p>https://www.ledlightinghut.com/apa102-2020-digital-rgb-led-strip.html</text:p>
          </table:table-cell>
          <table:table-cell office:value-type="string" calcext:value-type="string">
            <text:p>-</text:p>
          </table:table-cell>
          <table:table-cell office:value-type="currency" office:currency="EUR" office:value="208.5" calcext:value-type="currency">
            <text:p>208,50 €</text:p>
          </table:table-cell>
          <table:table-cell office:value-type="float" office:value="3" calcext:value-type="float">
            <text:p>3</text:p>
          </table:table-cell>
          <table:table-cell table:formula="of:=[.E17]/[.F17]" office:value-type="currency" office:currency="EUR" office:value="69.5" calcext:value-type="currency">
            <text:p>69,50 €</text:p>
          </table:table-cell>
          <table:table-cell office:value-type="float" office:value="0.2" calcext:value-type="float">
            <text:p>0,2</text:p>
          </table:table-cell>
          <table:table-cell table:formula="of:=[.H17]*[.G17]" office:value-type="currency" office:currency="EUR" office:value="13.9" calcext:value-type="currency">
            <text:p>13,90 €</text:p>
          </table:table-cell>
          <table:table-cell/>
          <table:table-cell table:formula="of:=IF([.J17]&gt;0;[.I17];&quot;&quot;)">
            <text:p/>
          </table:table-cell>
          <table:table-cell table:formula="of:=IF([.J17]&gt;0;[.$L$3]*[.J17];&quot;&quot;)">
            <text:p/>
          </table:table-cell>
          <table:table-cell table:formula="of:=IF(AND(ISNUMBER([.L17]);[.L17]&gt;0);[.E17];&quot;&quot;)">
            <text:p/>
          </table:table-cell>
          <table:table-cell office:value-type="string" calcext:value-type="string">
            <text:p>unbekannter shop</text:p>
          </table:table-cell>
          <table:table-cell office:value-type="string" calcext:value-type="string">
            <text:p>higher density - a little more pixels: nicer picture..</text:p>
          </table:table-cell>
          <table:table-cell/>
        </table:table-row>
        <table:table-row table:style-name="ro1">
          <table:table-cell table:number-columns-repeated="10"/>
          <table:table-cell table:formula="of:=IF([.J18]&gt;0;[.I18];&quot;&quot;)">
            <text:p/>
          </table:table-cell>
          <table:table-cell table:formula="of:=IF([.J18]&gt;0;[.$L$3]*[.J18];&quot;&quot;)">
            <text:p/>
          </table:table-cell>
          <table:table-cell table:formula="of:=IF(AND(ISNUMBER([.L18]);[.L18]&gt;0);[.E18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QT Py ESP32-S3</text:p>
          </table:table-cell>
          <table:table-cell office:value-type="string" calcext:value-type="string">
            <text:p>https://www.mouser.de/ProductDetail/Adafruit/5700?qs=mELouGlnn3fE0chohESxSg%3D%3D</text:p>
          </table:table-cell>
          <table:table-cell office:value-type="string" calcext:value-type="string">
            <text:p>-</text:p>
          </table:table-cell>
          <table:table-cell table:formula="of:=(11.63*119%)*12" office:value-type="currency" office:currency="EUR" office:value="166.0764" calcext:value-type="currency">
            <text:p>166,08 €</text:p>
          </table:table-cell>
          <table:table-cell office:value-type="float" office:value="12" calcext:value-type="float">
            <text:p>12</text:p>
          </table:table-cell>
          <table:table-cell table:formula="of:=[.E19]/[.F19]" office:value-type="currency" office:currency="EUR" office:value="13.8397" calcext:value-type="currency">
            <text:p>13,84 €</text:p>
          </table:table-cell>
          <table:table-cell office:value-type="float" office:value="1" calcext:value-type="float">
            <text:p>1</text:p>
          </table:table-cell>
          <table:table-cell table:formula="of:=[.H19]*[.G19]" office:value-type="currency" office:currency="EUR" office:value="13.8397" calcext:value-type="currency">
            <text:p>13,84 €</text:p>
          </table:table-cell>
          <table:table-cell/>
          <table:table-cell table:formula="of:=IF([.J19]&gt;0;[.I19];&quot;&quot;)">
            <text:p/>
          </table:table-cell>
          <table:table-cell table:formula="of:=IF([.J19]&gt;0;[.$L$3]*[.J19];&quot;&quot;)">
            <text:p/>
          </table:table-cell>
          <table:table-cell table:formula="of:=IF(AND(ISNUMBER([.L19]);[.L19]&gt;0);[.E19];&quot;&quot;)">
            <text:p/>
          </table:table-cell>
          <table:table-cell office:value-type="string" calcext:value-type="string">
            <text:p>4MB Flash 2MB PSRAM</text:p>
          </table:table-cell>
          <table:table-cell office:value-type="string" calcext:value-type="string">
            <text:p>not in stock :-(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fruit QT Py S3 2MB PSRAM</text:p>
          </table:table-cell>
          <table:table-cell office:value-type="string" calcext:value-type="string">
            <text:p>https://eckstein-shop.de/Adafruit-QT-Py-S3-WiFi-Dev-Board-with-2MB-PSRAM-STEMMA-QT</text:p>
          </table:table-cell>
          <table:table-cell table:style-name="ce1" office:value-type="date" office:date-value="2024-03-11" calcext:value-type="date">
            <text:p>11.03.24</text:p>
          </table:table-cell>
          <table:table-cell table:formula="of:=15.5*12" office:value-type="currency" office:currency="EUR" office:value="186" calcext:value-type="currency">
            <text:p>186,00 €</text:p>
          </table:table-cell>
          <table:table-cell office:value-type="float" office:value="12" calcext:value-type="float">
            <text:p>12</text:p>
          </table:table-cell>
          <table:table-cell table:formula="of:=[.E20]/[.F20]" office:value-type="currency" office:currency="EUR" office:value="15.5" calcext:value-type="currency">
            <text:p>15,50 €</text:p>
          </table:table-cell>
          <table:table-cell office:value-type="float" office:value="1" calcext:value-type="float">
            <text:p>1</text:p>
          </table:table-cell>
          <table:table-cell table:formula="of:=[.H20]*[.G20]" office:value-type="currency" office:currency="EUR" office:value="15.5" calcext:value-type="currency">
            <text:p>15,50 €</text:p>
          </table:table-cell>
          <table:table-cell office:value-type="float" office:value="1" calcext:value-type="float">
            <text:p>1</text:p>
          </table:table-cell>
          <table:table-cell table:formula="of:=IF([.J20]&gt;0;[.I20];&quot;&quot;)" office:value-type="currency" office:currency="EUR" office:value="15.5" calcext:value-type="currency">
            <text:p>15,50 €</text:p>
          </table:table-cell>
          <table:table-cell table:formula="of:=IF([.J20]&gt;0;[.$L$3]*[.J20];&quot;&quot;)" office:value-type="float" office:value="12" calcext:value-type="float">
            <text:p>12</text:p>
          </table:table-cell>
          <table:table-cell table:formula="of:=IF(AND(ISNUMBER([.L20]);[.L20]&gt;0);[.E20];&quot;&quot;)" office:value-type="currency" office:currency="EUR" office:value="186" calcext:value-type="currency">
            <text:p>186,00 €</text:p>
          </table:table-cell>
          <table:table-cell office:value-type="string" calcext:value-type="string">
            <text:p>4MB Flash 2MB PSRAM</text:p>
          </table:table-cell>
          <table:table-cell office:value-type="string" calcext:value-type="string">
            <text:p>in stock</text:p>
          </table:table-cell>
          <table:table-cell/>
        </table:table-row>
        <table:table-row table:style-name="ro1">
          <table:table-cell table:number-columns-repeated="10"/>
          <table:table-cell table:formula="of:=IF([.J21]&gt;0;[.I21];&quot;&quot;)">
            <text:p/>
          </table:table-cell>
          <table:table-cell table:formula="of:=IF([.J21]&gt;0;[.$L$3]*[.J21];&quot;&quot;)">
            <text:p/>
          </table:table-cell>
          <table:table-cell table:formula="of:=IF(AND(ISNUMBER([.L21]);[.L21]&gt;0);[.E21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office:value-type="string" calcext:value-type="string">
            <text:p>https://www.mouser.de/ProductDetail/485-2809</text:p>
          </table:table-cell>
          <table:table-cell table:style-name="ce1" office:value-type="date" office:date-value="2024-03-10" calcext:value-type="date">
            <text:p>10.03.24</text:p>
          </table:table-cell>
          <table:table-cell table:formula="of:=(4.6*119%)*12" office:value-type="currency" office:currency="EUR" office:value="65.688" calcext:value-type="currency">
            <text:p>65,69 €</text:p>
          </table:table-cell>
          <table:table-cell office:value-type="float" office:value="12" calcext:value-type="float">
            <text:p>12</text:p>
          </table:table-cell>
          <table:table-cell table:formula="of:=[.E22]/[.F22]" office:value-type="currency" office:currency="EUR" office:value="5.474" calcext:value-type="currency">
            <text:p>5,47 €</text:p>
          </table:table-cell>
          <table:table-cell office:value-type="float" office:value="1" calcext:value-type="float">
            <text:p>1</text:p>
          </table:table-cell>
          <table:table-cell table:formula="of:=[.H22]*[.G22]" office:value-type="currency" office:currency="EUR" office:value="5.474" calcext:value-type="currency">
            <text:p>5,47 €</text:p>
          </table:table-cell>
          <table:table-cell office:value-type="float" office:value="1" calcext:value-type="float">
            <text:p>1</text:p>
          </table:table-cell>
          <table:table-cell table:formula="of:=IF([.J22]&gt;0;[.I22];&quot;&quot;)" office:value-type="currency" office:currency="EUR" office:value="5.474" calcext:value-type="currency">
            <text:p>5,47 €</text:p>
          </table:table-cell>
          <table:table-cell table:formula="of:=IF([.J22]&gt;0;[.$L$3]*[.J22];&quot;&quot;)" office:value-type="float" office:value="12" calcext:value-type="float">
            <text:p>12</text:p>
          </table:table-cell>
          <table:table-cell table:formula="of:=IF(AND(ISNUMBER([.L22]);[.L22]&gt;0);[.E22];&quot;&quot;)" office:value-type="currency" office:currency="EUR" office:value="65.688" calcext:value-type="currency">
            <text:p>65,69 €</text:p>
          </table:table-cell>
          <table:table-cell office:value-type="string" calcext:value-type="string">
            <text:p>very common par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J23]&gt;0;[.I23];&quot;&quot;)">
            <text:p/>
          </table:table-cell>
          <table:table-cell table:formula="of:=IF([.J23]&gt;0;[.$L$3]*[.J23];&quot;&quot;)">
            <text:p/>
          </table:table-cell>
          <table:table-cell table:formula="of:=IF(AND(ISNUMBER([.L23]);[.L23]&gt;0);[.E23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/ power</text:p>
          </table:table-cell>
          <table:table-cell office:value-type="string" calcext:value-type="string">
            <text:p>STEMMA QT JST SH 4-pin Cable - 300mm</text:p>
          </table:table-cell>
          <table:table-cell office:value-type="string" calcext:value-type="string">
            <text:p>https://eckstein-shop.de/Adafruit-STEMMA-QT-Qwiic-JST-SH-4Pin-Cable-300mm-Long</text:p>
          </table:table-cell>
          <table:table-cell office:value-type="string" calcext:value-type="string">
            <text:p>-</text:p>
          </table:table-cell>
          <table:table-cell table:formula="of:=2.3*12+6" office:value-type="currency" office:currency="EUR" office:value="33.6" calcext:value-type="currency">
            <text:p>33,60 €</text:p>
          </table:table-cell>
          <table:table-cell office:value-type="float" office:value="12" calcext:value-type="float">
            <text:p>12</text:p>
          </table:table-cell>
          <table:table-cell table:formula="of:=[.E24]/[.F24]" office:value-type="currency" office:currency="EUR" office:value="2.8" calcext:value-type="currency">
            <text:p>2,80 €</text:p>
          </table:table-cell>
          <table:table-cell office:value-type="float" office:value="1" calcext:value-type="float">
            <text:p>1</text:p>
          </table:table-cell>
          <table:table-cell table:formula="of:=[.H24]*[.G24]" office:value-type="currency" office:currency="EUR" office:value="2.8" calcext:value-type="currency">
            <text:p>2,80 €</text:p>
          </table:table-cell>
          <table:table-cell/>
          <table:table-cell table:formula="of:=IF([.J24]&gt;0;[.I24];&quot;&quot;)">
            <text:p/>
          </table:table-cell>
          <table:table-cell table:formula="of:=IF([.J24]&gt;0;[.$L$3]*[.J24];&quot;&quot;)">
            <text:p/>
          </table:table-cell>
          <table:table-cell table:formula="of:=IF(AND(ISNUMBER([.L24]);[.L24]&gt;0);[.E24];&quot;&quot;)">
            <text:p/>
          </table:table-cell>
          <table:table-cell office:value-type="string" calcext:value-type="string">
            <text:p>für sensor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MMA QT JST SH 4-pin Cable - 300mm</text:p>
          </table:table-cell>
          <table:table-cell office:value-type="string" calcext:value-type="string">
            <text:p>https://www.mouser.de/ProductDetail/485-5384</text:p>
          </table:table-cell>
          <table:table-cell table:style-name="ce1" office:value-type="date" office:date-value="2024-03-10" calcext:value-type="date">
            <text:p>10.03.24</text:p>
          </table:table-cell>
          <table:table-cell table:formula="of:=(1.16*119%)*12" office:value-type="currency" office:currency="EUR" office:value="16.5648" calcext:value-type="currency">
            <text:p>16,56 €</text:p>
          </table:table-cell>
          <table:table-cell office:value-type="float" office:value="12" calcext:value-type="float">
            <text:p>12</text:p>
          </table:table-cell>
          <table:table-cell table:formula="of:=[.E25]/[.F25]" office:value-type="currency" office:currency="EUR" office:value="1.3804" calcext:value-type="currency">
            <text:p>1,38 €</text:p>
          </table:table-cell>
          <table:table-cell office:value-type="float" office:value="1" calcext:value-type="float">
            <text:p>1</text:p>
          </table:table-cell>
          <table:table-cell table:formula="of:=[.H25]*[.G25]" office:value-type="currency" office:currency="EUR" office:value="1.3804" calcext:value-type="currency">
            <text:p>1,38 €</text:p>
          </table:table-cell>
          <table:table-cell office:value-type="float" office:value="1" calcext:value-type="float">
            <text:p>1</text:p>
          </table:table-cell>
          <table:table-cell table:formula="of:=IF([.J25]&gt;0;[.I25];&quot;&quot;)" office:value-type="currency" office:currency="EUR" office:value="1.3804" calcext:value-type="currency">
            <text:p>1,38 €</text:p>
          </table:table-cell>
          <table:table-cell table:formula="of:=IF([.J25]&gt;0;[.$L$3]*[.J25];&quot;&quot;)" office:value-type="float" office:value="12" calcext:value-type="float">
            <text:p>12</text:p>
          </table:table-cell>
          <table:table-cell table:formula="of:=IF(AND(ISNUMBER([.L25]);[.L25]&gt;0);[.E25];&quot;&quot;)" office:value-type="currency" office:currency="EUR" office:value="16.5648" calcext:value-type="currency">
            <text:p>16,56 €</text:p>
          </table:table-cell>
          <table:table-cell office:value-type="string" calcext:value-type="string">
            <text:p>für sensor..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J26]&gt;0;[.I26];&quot;&quot;)">
            <text:p/>
          </table:table-cell>
          <table:table-cell table:formula="of:=IF([.J26]&gt;0;[.$L$3]*[.J26];&quot;&quot;)">
            <text:p/>
          </table:table-cell>
          <table:table-cell table:formula="of:=IF(AND(ISNUMBER([.L26]);[.L26]&gt;0);[.E26];&quot;&quot;)">
            <text:p/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J27]&gt;0;[.I27];&quot;&quot;)">
            <text:p/>
          </table:table-cell>
          <table:table-cell table:formula="of:=IF([.J27]&gt;0;[.$L$3]*[.J27];&quot;&quot;)">
            <text:p/>
          </table:table-cell>
          <table:table-cell table:formula="of:=IF(AND(ISNUMBER([.L27]);[.L27]&gt;0);[.E27]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S 13ASP Schiebeschalter 1x UM, stehend, Print, RM 4,7</text:p>
          </table:table-cell>
          <table:table-cell office:value-type="string" calcext:value-type="string">
            <text:p>https://www.reichelt.de/schiebeschalter-1x-um-stehend-print-rm-4-7-ss-13asp-p112182.html?&amp;trstct=pol_13&amp;nbc=1</text:p>
          </table:table-cell>
          <table:table-cell table:style-name="ce1" office:value-type="date" office:date-value="2024-03-12" calcext:value-type="date">
            <text:p>12.03.24</text:p>
          </table:table-cell>
          <table:table-cell table:formula="of:=1.7*12" office:value-type="currency" office:currency="EUR" office:value="20.4" calcext:value-type="currency">
            <text:p>20,40 €</text:p>
          </table:table-cell>
          <table:table-cell office:value-type="float" office:value="12" calcext:value-type="float">
            <text:p>12</text:p>
          </table:table-cell>
          <table:table-cell table:formula="of:=[.E28]/[.F28]" office:value-type="currency" office:currency="EUR" office:value="1.7" calcext:value-type="currency">
            <text:p>1,70 €</text:p>
          </table:table-cell>
          <table:table-cell office:value-type="float" office:value="1" calcext:value-type="float">
            <text:p>1</text:p>
          </table:table-cell>
          <table:table-cell table:formula="of:=[.H28]*[.G28]" office:value-type="currency" office:currency="EUR" office:value="1.7" calcext:value-type="currency">
            <text:p>1,70 €</text:p>
          </table:table-cell>
          <table:table-cell office:value-type="float" office:value="1" calcext:value-type="float">
            <text:p>1</text:p>
          </table:table-cell>
          <table:table-cell table:formula="of:=IF([.J28]&gt;0;[.I28];&quot;&quot;)" office:value-type="currency" office:currency="EUR" office:value="1.7" calcext:value-type="currency">
            <text:p>1,70 €</text:p>
          </table:table-cell>
          <table:table-cell table:formula="of:=IF([.J28]&gt;0;[.$L$3]*[.J28];&quot;&quot;)" office:value-type="float" office:value="12" calcext:value-type="float">
            <text:p>12</text:p>
          </table:table-cell>
          <table:table-cell table:formula="of:=IF(AND(ISNUMBER([.L28]);[.L28]&gt;0);[.E28];&quot;&quot;)" office:value-type="currency" office:currency="EUR" office:value="20.4" calcext:value-type="currency">
            <text:p>20,40 €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simple on off switch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 AWF USB-Einbaustecker, Serie A, gewinkelt, ultraflach</text:p>
          </table:table-cell>
          <table:table-cell office:value-type="string" calcext:value-type="string">
            <text:p>https://www.reichelt.de/usb-einbaustecker-serie-a-gewinkelt-ultraflach-usb-awf-p51993.html?&amp;nbc=1</text:p>
          </table:table-cell>
          <table:table-cell table:style-name="ce1" office:value-type="date" office:date-value="2024-03-12" calcext:value-type="date">
            <text:p>12.03.24</text:p>
          </table:table-cell>
          <table:table-cell table:formula="of:=0.31*12+5.95" office:value-type="currency" office:currency="EUR" office:value="9.67" calcext:value-type="currency">
            <text:p>9,67 €</text:p>
          </table:table-cell>
          <table:table-cell office:value-type="float" office:value="12" calcext:value-type="float">
            <text:p>12</text:p>
          </table:table-cell>
          <table:table-cell table:formula="of:=[.E29]/[.F29]" office:value-type="currency" office:currency="EUR" office:value="0.805833333333333" calcext:value-type="currency">
            <text:p>0,81 €</text:p>
          </table:table-cell>
          <table:table-cell office:value-type="float" office:value="1" calcext:value-type="float">
            <text:p>1</text:p>
          </table:table-cell>
          <table:table-cell table:formula="of:=[.H29]*[.G29]" office:value-type="currency" office:currency="EUR" office:value="0.805833333333333" calcext:value-type="currency">
            <text:p>0,81 €</text:p>
          </table:table-cell>
          <table:table-cell office:value-type="float" office:value="1" calcext:value-type="float">
            <text:p>1</text:p>
          </table:table-cell>
          <table:table-cell table:formula="of:=IF([.J29]&gt;0;[.I29];&quot;&quot;)" office:value-type="currency" office:currency="EUR" office:value="0.805833333333333" calcext:value-type="currency">
            <text:p>0,81 €</text:p>
          </table:table-cell>
          <table:table-cell table:formula="of:=IF([.J29]&gt;0;[.$L$3]*[.J29];&quot;&quot;)" office:value-type="float" office:value="12" calcext:value-type="float">
            <text:p>12</text:p>
          </table:table-cell>
          <table:table-cell table:formula="of:=IF(AND(ISNUMBER([.L29]);[.L29]&gt;0);[.E29];&quot;&quot;)" office:value-type="currency" office:currency="EUR" office:value="9.67" calcext:value-type="currency">
            <text:p>9,67 €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hier versand reichelt mit drin.</text:p>
          </table:table-cell>
          <table:table-cell/>
        </table:table-row>
        <table:table-row table:style-name="ro1">
          <table:table-cell table:number-columns-repeated="10"/>
          <table:table-cell table:formula="of:=IF([.J30]&gt;0;[.I30];&quot;&quot;)">
            <text:p/>
          </table:table-cell>
          <table:table-cell table:formula="of:=IF([.J30]&gt;0;[.$L$3]*[.J30];&quot;&quot;)">
            <text:p/>
          </table:table-cell>
          <table:table-cell table:formula="of:=IF(AND(ISNUMBER([.L30]);[.L30]&gt;0);[.E30]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gehäuse &amp; co</text:p>
          </table:table-cell>
          <table:table-cell office:value-type="string" calcext:value-type="string">
            <text:p>SDB 19,1 TR (5m, transparent, Ø19,1mm)</text:p>
          </table:table-cell>
          <table:table-cell office:value-type="string" calcext:value-type="string">
            <text:p>https://www.reichelt.de/schrumpfschlauch-box-5m-transparent-19-1mm-sdb-19-1-tr-p53814.html</text:p>
          </table:table-cell>
          <table:table-cell table:style-name="ce1" office:value-type="date" office:date-value="2024-03-13" calcext:value-type="date">
            <text:p>13.03.24</text:p>
          </table:table-cell>
          <table:table-cell office:value-type="currency" office:currency="EUR" office:value="5.45" calcext:value-type="currency">
            <text:p>5,45 €</text:p>
          </table:table-cell>
          <table:table-cell office:value-type="float" office:value="5" calcext:value-type="float">
            <text:p>5</text:p>
          </table:table-cell>
          <table:table-cell table:formula="of:=[.E31]/[.F31]" office:value-type="currency" office:currency="EUR" office:value="1.09" calcext:value-type="currency">
            <text:p>1,09 €</text:p>
          </table:table-cell>
          <table:table-cell office:value-type="float" office:value="0.3" calcext:value-type="float">
            <text:p>0,3</text:p>
          </table:table-cell>
          <table:table-cell table:formula="of:=[.H31]*[.G31]" office:value-type="currency" office:currency="EUR" office:value="0.327" calcext:value-type="currency">
            <text:p>0,33 €</text:p>
          </table:table-cell>
          <table:table-cell office:value-type="float" office:value="1" calcext:value-type="float">
            <text:p>1</text:p>
          </table:table-cell>
          <table:table-cell table:formula="of:=IF([.J31]&gt;0;[.I31];&quot;&quot;)" office:value-type="currency" office:currency="EUR" office:value="0.327" calcext:value-type="currency">
            <text:p>0,33 €</text:p>
          </table:table-cell>
          <table:table-cell table:formula="of:=IF([.J31]&gt;0;[.$L$3]*[.J31];&quot;&quot;)" office:value-type="float" office:value="12" calcext:value-type="float">
            <text:p>12</text:p>
          </table:table-cell>
          <table:table-cell table:formula="of:=IF(AND(ISNUMBER([.L31]);[.L31]&gt;0);[.E31];&quot;&quot;)" office:value-type="currency" office:currency="EUR" office:value="5.45" calcext:value-type="currency">
            <text:p>5,45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lz</text:p>
          </table:table-cell>
          <table:table-cell office:value-type="string" calcext:value-type="string">
            <text:p>https://cwwh.de/</text:p>
          </table:table-cell>
          <table:table-cell/>
          <table:table-cell table:style-name="line_5f_sum" office:value-type="currency" office:currency="EUR" office:value="185.99" calcext:value-type="currency">
            <text:p>185,99 €</text:p>
          </table:table-cell>
          <table:table-cell office:value-type="float" office:value="12" calcext:value-type="float">
            <text:p>12</text:p>
          </table:table-cell>
          <table:table-cell table:formula="of:=[.E32]/[.F32]" office:value-type="currency" office:currency="EUR" office:value="15.4991666666667" calcext:value-type="currency">
            <text:p>15,50 €</text:p>
          </table:table-cell>
          <table:table-cell office:value-type="float" office:value="1" calcext:value-type="float">
            <text:p>1</text:p>
          </table:table-cell>
          <table:table-cell table:formula="of:=[.H32]*[.G32]" office:value-type="currency" office:currency="EUR" office:value="15.4991666666667" calcext:value-type="currency">
            <text:p>15,50 €</text:p>
          </table:table-cell>
          <table:table-cell office:value-type="float" office:value="1" calcext:value-type="float">
            <text:p>1</text:p>
          </table:table-cell>
          <table:table-cell table:formula="of:=IF([.J32]&gt;0;[.I32];&quot;&quot;)" office:value-type="currency" office:currency="EUR" office:value="15.4991666666667" calcext:value-type="currency">
            <text:p>15,50 €</text:p>
          </table:table-cell>
          <table:table-cell table:formula="of:=IF([.J32]&gt;0;[.$L$3]*[.J32];&quot;&quot;)" office:value-type="float" office:value="12" calcext:value-type="float">
            <text:p>12</text:p>
          </table:table-cell>
          <table:table-cell table:formula="of:=IF(AND(ISNUMBER([.L32]);[.L32]&gt;0);[.E32];&quot;&quot;)" office:value-type="currency" office:currency="EUR" office:value="185.99" calcext:value-type="currency">
            <text:p>185,99 €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IF([.J33]&gt;0;[.I33];&quot;&quot;)">
            <text:p/>
          </table:table-cell>
          <table:table-cell table:formula="of:=IF([.J33]&gt;0;[.$L$3]*[.J33];&quot;&quot;)">
            <text:p/>
          </table:table-cell>
          <table:table-cell table:formula="of:=IF(AND(ISNUMBER([.L33]);[.L33]&gt;0);[.$L$3]*[.K33];&quot;&quot;)">
            <text:p/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office:value-type="currency" office:currency="EUR" office:value="95.96" calcext:value-type="currency">
            <text:p>95,96 €</text:p>
          </table:table-cell>
          <table:table-cell table:number-columns-repeated="11"/>
        </table:table-row>
        <table:table-row table:style-name="ro1" table:number-rows-repeated="104853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min-integer-digits="1"/>
      <number:text> h</number:text>
    </number:number-style>
    <number:number-style style:name="N132">
      <number:number number:decimal-places="0" number:min-decimal-places="0" number:min-integer-digits="1"/>
      <number:text> €/h</number:text>
    </number:number-style>
    <number:number-style style:name="N133">
      <number:number number:min-integer-digits="1"/>
      <number:text> x</number:text>
    </number:number-style>
    <number:number-style style:name="N134">
      <number:number number:decimal-places="2" number:min-decimal-places="2" number:min-integer-digits="1" number:grouping="true"/>
      <number:text>      </number:text>
    </number:number-style>
    <number:date-style style:name="N135">
      <number:day/>
      <number:text>.</number:text>
      <number:month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</number:time-style>
    <number:number-style style:name="N140">
      <number:number number:decimal-places="0" number:min-decimal-places="0" number:min-integer-digits="1"/>
      <number:text>€/h</number:text>
    </number:number-style>
    <number:number-style style:name="N141" number:title="multiply with XX €/h eaquals">
      <number:text>* </number:text>
      <number:number number:decimal-places="0" number:min-decimal-places="0" number:min-integer-digits="1"/>
      <number:text> €/h =</number:text>
    </number:number-style>
    <number:currency-style style:name="N142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2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011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4" number:language="de" number:country="DE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1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5" number:language="de" number:country="D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6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6P2" style:volatile="true" number:language="de" number:country="DE">
      <number:text> </number:text>
      <number:fill-character> </number:fill-character>
      <number:text>- € </number:text>
    </number:number-style>
    <number:text-style style:name="N10116" number:language="de" number:country="D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1P0"/>
    </number:number-style>
    <number:date-style style:name="N1012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3" number:language="de" number:country="DE">
      <number:day number:style="long"/>
      <number:text>. </number:text>
      <number:month number:textual="true"/>
    </number:date-style>
    <number:number-style style:name="N1012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4P2" style:volatile="true" number:language="de" number:country="DE">
      <number:text> </number:text>
      <number:fill-character> </number:fill-character>
      <number:text>-   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" number:language="de" number:country="DE">
      <number:month number:textual="true"/>
      <number:text> </number:text>
      <number:year/>
    </number:date-style>
    <number:time-style style:name="N10126" number:language="de" number:country="DE">
      <number:hours/>
      <number:text>:</number:text>
      <number:minutes number:style="long"/>
      <number:text> </number:text>
      <number:am-pm/>
    </number:time-style>
    <number:time-style style:name="N1012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  <style:style style:name="_20ac_" style:display-name="€" style:family="table-cell" style:parent-style-name="Default" style:data-style-name="N116"/>
    <style:style style:name="line_5f_sum" style:display-name="line_sum" style:family="table-cell" style:parent-style-name="invoice_5f_table" style:data-style-name="N116">
      <style:table-cell-properties fo:border-bottom="0.26pt solid #000000" style:diagonal-bl-tr="none" style:diagonal-tl-br="none" fo:border-left="0.26pt solid #000000" fo:border-right="0.26pt solid #000000" fo:border-top="none"/>
    </style:style>
    <style:style style:name="invoice_5f_table" style:display-name="invoice_table" style:family="table-cell" style:parent-style-name="Default">
      <style:table-cell-properties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00:01:19.611809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6.4.1$Linux_X86_64 LibreOffice_project/60$Build-1</meta:generator>
    <dc:date>2024-03-12T00:56:56.385547374</dc:date>
    <dc:creator>Stefan Krüger</dc:creator>
    <meta:editing-duration>P3DT33M20S</meta:editing-duration>
    <meta:editing-cycles>176</meta:editing-cycles>
    <meta:document-statistic meta:table-count="1" meta:cell-count="330" meta:object-count="0"/>
  </office:meta>
</office:document-meta>
</file>